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73a3c" style:font-name="apple-system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6" style:family="paragraph" style:parent-style-name="Text_20_body" style:list-style-name="L1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T1" style:family="text">
      <style:text-properties officeooo:rsid="0009a15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Ej3 Análisis</text:h>
      <text:section text:style-name="Sect1" text:name="intro">
        <text:p text:style-name="P5">Contesta razonadamente a las siguientes preguntas:</text:p>
        <text:p text:style-name="P5">a) ¿Qué se hace en la etapa de análisis del desarrollo de una aplicación?</text:p>
        <text:p text:style-name="P1">-<text:span text:style-name="T1">Se busca comprobar todas las funcionalidades de la aplicación para así encontrar aquellos sitios donde es posible una optimización o aquellos sitios donde haya algún tipo de error para documentar todo lo que se vea y en fases posteriores poder corregirla.</text:span></text:p>
        <text:p text:style-name="P5">b) ¿Qué tipos de requisitos se especifican en esta fase?</text:p>
        <text:p text:style-name="P1">-<text:span text:style-name="T1">Los requisitos funcionales y no funcionales</text:span></text:p>
        <text:list xml:id="list3555747137" text:style-name="L1">
          <text:list-header>
            <text:p text:style-name="P6">c) Nombra algunas herramientas para obtener y representar los requisitos.</text:p>
            <text:p text:style-name="P4">-<text:span text:style-name="T1">Herramientas de tipo CASE</text:span></text:p>
            <text:p text:style-name="P6">d) <text:s/>¿Dónde debe quedar reflejado todo lo realizado en esta fase?</text:p>
            <text:p text:style-name="P4">-<text:span text:style-name="T1">En un documento bien estructurado y ordenado así como resumido y con los datos bien especificados.</text:span></text:p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0M13S</meta:editing-duration>
    <meta:editing-cycles>3</meta:editing-cycles>
    <meta:generator>LibreOffice/6.3.1.2$Windows_X86_64 LibreOffice_project/b79626edf0065ac373bd1df5c28bd630b4424273</meta:generator>
    <dc:date>2019-10-08T14:04:22.250000000</dc:date>
    <meta:document-statistic meta:table-count="0" meta:image-count="0" meta:object-count="0" meta:page-count="1" meta:paragraph-count="10" meta:word-count="120" meta:character-count="753" meta:non-whitespace-character-count="642"/>
    <meta:user-defined meta:name="Info 1"/>
    <meta:user-defined meta:name="Info 2"/>
    <meta:user-defined meta:name="Info 3"/>
    <meta:user-defined meta:name="Info 4"/>
  </office:meta>
</office:document-meta>
</file>